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 svg:font-family="'Courier New', Courier, Monospace"/>
    <style:font-face style:name="SimSun" svg:font-family="SimSun"/>
    <style:font-face style:name="StarSymbol" svg:font-family="StarSymbol"/>
    <style:font-face style:name="Verdana" svg:font-family="Verdana"/>
    <style:font-face style:name="verdana" svg:font-family="verdana, arial, helvetic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6.2319in" style:rel-column-width="58976*"/>
    </style:style>
    <style:style style:name="Table1.A1" style:family="table-cell">
      <style:table-cell-properties style:vertical-align="middle" fo:padding="0.0313in" fo:border="none"/>
    </style:style>
    <style:style style:name="Table2" style:family="table">
      <style:table-properties style:width="6.2319in" style:rel-width="90%" table:align="center"/>
    </style:style>
    <style:style style:name="Table2.A" style:family="table-column">
      <style:table-column-properties style:column-width="6.2319in" style:rel-column-width="58976*"/>
    </style:style>
    <style:style style:name="Table2.A1" style:family="table-cell">
      <style:table-cell-properties style:vertical-align="middle" fo:padding="0.0313in" fo:border="none"/>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fo:color="#ff3333"/>
    </style:style>
    <style:style style:name="P4" style:family="paragraph" style:parent-style-name="Text_20_body">
      <style:paragraph-properties fo:margin-top="0in" fo:margin-bottom="0in"/>
      <style:text-properties fo:color="#ff0033"/>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style style:name="P7" style:family="paragraph" style:parent-style-name="Text_20_body">
      <style:text-properties fo:color="#990066"/>
    </style:style>
    <style:style style:name="P8" style:family="paragraph" style:parent-style-name="Text_20_body" style:list-style-name="L2"/>
    <style:style style:name="P9" style:family="paragraph" style:parent-style-name="Text_20_body">
      <style:paragraph-properties fo:margin-left="1in" fo:margin-right="0in" fo:text-indent="0in" style:auto-text-indent="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T1" style:family="text">
      <style:text-properties style:font-weight-asian="bold"/>
    </style:style>
    <style:style style:name="T2" style:family="text">
      <style:text-properties fo:font-weight="bold"/>
    </style:style>
    <style:style style:name="T3" style:family="text">
      <style:text-properties fo:color="#ff3333"/>
    </style:style>
    <style:style style:name="T4" style:family="text">
      <style:text-properties fo:font-style="italic"/>
    </style:style>
    <style:style style:name="T5" style:family="text">
      <style:text-properties fo:color="#990033"/>
    </style:style>
    <style:style style:name="T6" style:family="text">
      <style:text-properties fo:color="#990033" fo:font-weight="bold"/>
    </style:style>
    <style:style style:name="T7" style:family="text">
      <style:text-properties style:font-name-asian="SimSun" style:language-asian="zh" style:country-asian="CN"/>
    </style:style>
    <style:style style:name="T8" style:family="text">
      <style:text-properties style:font-name-asian="SimSun" style:language-asian="zh" style:country-asian="CN"/>
    </style:style>
    <style:style style:name="T9" style:family="text" style:parent-style-name="Strong_20_Emphasis">
      <style:text-properties style:font-name-asian="SimSun" style:language-asian="zh" style:country-asian="CN"/>
    </style:style>
    <style:style style:name="T10" style:family="text">
      <style:text-properties style:font-size-asian="10pt"/>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XP实践：每周40小时</text:h>
      <text:section text:style-name="Sect1" text:name="main">
        <text:p text:style-name="P2">每 天一到五点半，我就开始叫所有同事收拾东西回家。每天的8小时，我希望整个team都有充沛的精力和求战的欲望。8小时的努力工作之后，我们都应该很累 了，赶快回家休息，准备迎接明天的挑战。不过我发现一个问题：如果到了五点半再集成、执行单元测试，很可能又要多用20分钟来解决冲突、排除bug。也许 从明天开始，我们应该从五点钟开始集成、运行全部测试，提前那么几分钟做好一切工作，五点半准时下班。</text:p>
        <text:p text:style-name="Text_20_body"> </text:p>
        <text:p text:style-name="Text_20_body"><text:span text:style-name="T1">一周 </text:span><text:span text:style-name="T2">40 </text:span><text:span text:style-name="T1">小时</text:span><text:line-break/>Kent Beck 说他希望“...每天早晨都感到有活力有激情，每天晚上都感到疲惫而满足。”一周 40 小时工作可以让您做到这一点。确切的小时数并不重要，重要的是原则。长时间地持续工作会扼杀工作绩效。疲劳的开发人员会犯更多错误，从长期来说，将比按 “正常”时间表进行的开发慢得多。</text:p>
        <text:p text:style-name="Text_20_body">即使开发人员可以在长时间很好工作，这也不意味着他们应该这样。最终他们会厌倦，会离开他们的工作，或者产生影响他们工作绩效的非工作问题。如果您 打乱了人们的生活，将会尝到它所带来的恶果。加班并不是解决项目问题的答案。实际上，它是更大问题的症状。如果您要走向灭亡，就无药可救了。</text:p>
        <text:p text:style-name="P2">2004年03月11日, 星期四 20:50 (79397)</text:p>
      </text:section>
      <text:section text:style-name="Sect1" text:name="Section1">
        <text:h text:style-name="P1" text:outline-level="1" text:is-list-header="true"><text:bookmark text:name="main"/>SunToneAM，以及方法学的核心</text:h>
        <text:p text:style-name="P2">Sun 的讲师来给我们做JCOE（Sun的一个技术合作伙伴计划）培训。照他的说法，SunTone Architecture Methodology是一个基于RUP的方法学，同时又借鉴了很多XP的实践。说起来，感觉真是一个完美的方法学。但是经验告诉我，方法学在嘴上说的时 候总是很完美的，实际用起来就满不是那么回事了。最大的问题永远都在需求变更。今天这位讲师告诉我，SunToneAM让我们可以评估一个变更，可以在合 适的时候以合适的方式说“不OK”。</text:p>
        <text:p text:style-name="P2"> </text:p>
        <text:p text:style-name="P2">我想方法学的核心应该是一个价值观。不论瀑布模型、RUP，还是今天说的SunToneAM，这些所谓的“重量级方法学”都让我不时地听到一种 背景音：客户是“另一边”，客户的需求变更是需要被管理、需要想办法对抗的——这是他们的价值观。很大程度上，这是一种典型的以市场为导向的价值观。软件 工匠的想法会是另一个样子：客户和我们应该是在“同一边”，只有问题才是“另一边”，我们是要和客户一起解决问题。客户提出变更，不是想刁难我们也不是想 赖我们的帐，仅仅是因为他们发现了问题。</text:p>
        <text:p text:style-name="P2"> </text:p>
        <text:p text:style-name="P2">如果按照软件工艺的思路，如果工匠们都有机会有条件维护自己作品并在作品上签名，如果客户始终和我们站在“同一边”而不是被市场部和客服的那些 小妹妹气得晕头转向，软件开发是不是不会像现在这么尴尬？如果XP的“交流、反馈、勇气、快速”能够真正贯彻到项目相关的每个人（包括每个客户），项目会 不会有另一种结束的方式？当然这只是一个理想。</text:p>
        <text:p text:style-name="P2">2004年03月9日, 星期二 22:53 (77412)</text:p>
      </text:section>
      <text:section text:style-name="Sect1" text:name="Section2">
        <text:h text:style-name="P1" text:outline-level="1" text:is-list-header="true"><text:bookmark text:name="main1"/>不完美的XP实践</text:h>
        <text:p text:style-name="P2">从XP的角度，我们的项目有几个问题：</text:p>
        <text:p text:style-name="P2"> </text:p>
        <text:p text:style-name="P2"><text:span text:style-name="Strong_20_Emphasis">持续集成的失策</text:span></text:p>
        <text:p text:style-name="P2">两个星期之前就应该发布一个版本，那时产品的功能基本实现，可以提供远程服务接口和基本的管理界面（但是只允许一个系统管理员）。但是我们太急 于增加新功能，忽略了发布第一迭代版本。这个疏忽不仅让我们失去了一次庆祝的机会，而且导致后面带有定制性质的功能与主体混淆，可能给以后的定制增加难 度。</text:p>
        <text:p text:style-name="P2"> </text:p>
        <text:p text:style-name="P2"><text:span text:style-name="Strong_20_Emphasis">现场客户的失位</text:span></text:p>
        <text:p text:style-name="P2">这个星期的工作主要是权限管理方式和用户界面的定制，这里很多东西是我们自己拍脑袋决定的。缺乏一个现场客户，带来两方面的问题：第一，我们不 能肯定现在加进去的东西是否是用户需要的；第二，我们不能肯定何者为轻何者为重、到何时可以停止。结果是，我们这星期的工作很可能无法提供最大化的价值。</text:p>
        <text:p text:style-name="P2"> </text:p>
        <text:p text:style-name="P2"><text:span text:style-name="Strong_20_Emphasis">时程估算的失准</text:span></text:p>
        <text:p text:style-name="P2">但这个问题实际上并不严重。尽管在公司的记录上这个项目已经开始超期，但考虑到（1）有两个新手打主力（2）采用了新的表现层技术（3）没有 “昨天的天气”，有相当的时间应该计入原型阶段而非第一迭代。按照potian惯用的“新手4天当1天”的估算法，实际上我们的进度与估算基本符合，只是 不符合公司的要求而已。</text:p>
        <text:p text:style-name="P2"> </text:p>
        <text:p text:style-name="P2">好的方面：</text:p>
        <text:p text:style-name="P2"> </text:p>
        <text:p text:style-name="P2"><text:span text:style-name="Strong_20_Emphasis">单元测试</text:span></text:p>
        <text:p text:style-name="P2">业务层以下的单元测试做得相当完善。尽管异常处理机制做得很草率，但我仍然可以通过测试用例很快发现问题。并且大量复杂而及时更新的测试提供了很好的安全网，修改或新增特性时基本无须顾虑。</text:p>
        <text:p text:style-name="P2"> </text:p>
        <text:p text:style-name="P2"><text:span text:style-name="Strong_20_Emphasis">结对编程</text:span></text:p>
        <text:p text:style-name="P2">自发而非正式的结对编程在一定程度上提高了效率，对新同事熟悉既有技术有很大的帮助。但是结对做得还不够彻底，仍然有一些个人代码所有权的痕迹，不过绝大多数模块可以保证至少有两个人了如指掌。公司的座位安排太不利于结对，在这种情况下仍然有现在的效果，感谢家具警察们。</text:p>
        <text:p text:style-name="P2"> </text:p>
        <text:p text:style-name="P2"><text:span text:style-name="Strong_20_Emphasis">每周40小时</text:span></text:p>
        <text:p text:style-name="P2">到目前为止加班到深夜的情况只有一次（为了给部门经理提供一个可供演示的版本），有几次把工作延续到6点以后，没有周末加班，大家的精神状态一直不错。最近几天工作时间有所延长（平均每人每天半小时左右），不是一个好兆头，好在已经看到终点线了。</text:p>
        <text:p text:style-name="P2">2004年04月1日, 星期四 19:40 (101302)</text:p>
      </text:section>
      <text:section text:style-name="Sect1" text:name="Section3">
        <text:h text:style-name="P1" text:outline-level="1" text:is-list-header="true"><text:bookmark text:name="main2"/>关于敏捷方法的以讹传讹</text:h>
        <text:p text:style-name="P2">imibpig 说，“fowler说敏捷式开发最重要的是：1，开发小组的成员很厉害”。我敢打赌Martin Fowler绝对没说过这话——任何一个敏捷方法的提倡者都不会说这种话，这是彻头彻尾的以讹传讹。看看《重构》就会发现，Martin Fowler不但没有说“成员都很厉害”，他倒是在不断地自嘲：“我的记性很差”（所以代码应该有自描述性）、“我写代码总是出错”（所以要测试先行）、 “我很不善于交流”（所以要结对、要拿测试用例当文档）……凡此种种。他想告诉我们的是：敏捷方法不是专门为精英程序员度身定制的，它恰恰是为天资不那么 出色的普通程序员准备的。</text:p>
        <text:p text:style-name="P2"> </text:p>
        <text:p text:style-name="P2">关于敏捷方法，最大的以讹传讹就是：“这是一种给牛仔程序员准备的方法。”错的。敏捷方法不仅不散漫，它比几乎任何一种重型方法都来得更严格。 以XP为例，它要求你测试先行，于是你必须首先考虑清楚模块的行为和契约；它要求你持续集成，于是你必须时刻保证程序的正确性；它要求你频繁重构，于是你 必须不断改善代码的质量；它要求你结对编程，于是你的代码时刻接受peer review；它要求客户在场，于是你可以随时获取需求；它要求小步迭代，于是你只需要估算未来一周的工作量。作为一个天资并不出色的普通程序员，你或许 无法一开始就想好整个系统的设计，或许无法始终保持代码优雅，或许无法在为期三天的需求调研中掌握全部业务，或许无法估计未来两个月的工作量。不要紧，敏 捷方法的大师们告诉你，他们也做不到，但敏捷方法让你不必去做这些高难度动作——你只需把日常的习惯养好。</text:p>
        <text:p text:style-name="P2"> </text:p>
        <text:p text:style-name="P2">imibpig还说，“我发现两个人很难沟通，更不用说是结对开发了”。作为程序员，如果坐在同一台电脑前面、用同一个键盘解决同一个问题都还无法形成有效的交流，我得说，要么其中哪个人脑子有问题，要么你们俩有仇。</text:p>
        <text:p text:style-name="P2">2004年04月1日, 星期四 22:25 (101505)</text:p>
      </text:section>
      <text:section text:style-name="Sect1" text:name="Section4">
        <text:h text:style-name="P1" text:outline-level="1" text:is-list-header="true"><text:bookmark text:name="main3"/>有趣的争执</text:h>
        <text:p text:style-name="P2">真水无香：类型描述概念</text:p>
        <text:p text:style-name="P2"><text:a xlink:type="simple" xlink:href="http://www.blogdriver.com/showBlog.do?bloggerID=18558&amp;diaryID=125548" office:target-frame-name="_blank" xlink:show="new">http://www.blogdriver.com/showBlog.do?bloggerID=18558&amp;diaryID=125548</text:a></text:p>
        <text:p text:style-name="P2">魔之眼：子类型膨胀</text:p>
        <text:p text:style-name="P2"><text:a xlink:type="simple" xlink:href="http://www.blogdriver.com/showBlog.do?bloggerID=22354&amp;diaryID=125618" office:target-frame-name="_blank" xlink:show="new">http://www.blogdriver.com/showBlog.do?bloggerID=22354&amp;diaryID=125618</text:a></text:p>
        <text:p text:style-name="P2"> </text:p>
        <text:p text:style-name="P2">其实不用为这点小事吵10分钟的。我们小步前进，我们测试先行，我们不断重构，我们保持对bad smells的敏锐嗅觉，我们拥抱变化，那么我们就可以始终选择最简单的做法（或者两种最简单做法之间的任意一种）。如果遇到问题，我们再重构好了。</text:p>
        <text:p text:style-name="P2">2004年04月22日, 星期四 13:32 (125664)</text:p>
      </text:section>
      <text:section text:style-name="Sect1" text:name="Section5">
        <text:h text:style-name="P1" text:outline-level="1" text:is-list-header="true"><text:bookmark text:name="main4"/>单元测试呀同志哥</text:h>
        <text:p text:style-name="P2">Potian：不写单元测试就等于慢性自杀</text:p>
        <text:p text:style-name="P2"><text:a xlink:type="simple" xlink:href="http://www.aspectoriented.org:9080//space/2004-04-26#老得不能再老的老话题" office:target-frame-name="_blank" xlink:show="new">http://www.aspectoriented.org:9080//space/2004-04-26#老得不能再老的老话题</text:a></text:p>
        <text:p text:style-name="P2"> </text:p>
        <text:p text:style-name="P2">我记得有几位高手曾经跟我炫耀自己在Solaris或者别的什么古怪环境下用GDB或者别的什么古怪东西调试程序。我没这么厉害，我也没这个嗜 好，我只要做最简单最平实的事情，就是写好单元测试。我没有天才的调试能力和丰富的调试经验，单元测试帮助我做这些麻烦的事，让我甘心做个快乐的傻瓜。</text:p>
        <text:p text:style-name="P2"> </text:p>
        <text:p text:style-name="P3">Potian：对可可的回复的回复</text:p>
        <text:p text:style-name="P2"><text:a xlink:type="simple" xlink:href="http://www.aspectoriented.org:9080//space/2004-04-26#单元测试是新技术？没有测试号称健壮？" office:target-frame-name="_blank" xlink:show="new"><text:span text:style-name="T3">http://www.aspectoriented.org:9080//space/2004-04-26#单元测试是新技术？没有测试号称健壮？</text:span></text:a></text:p>
        <text:p text:style-name="P2">2004年04月26日, 星期一 16:07 (130680)</text:p>
      </text:section>
      <text:section text:style-name="Sect1" text:name="Section6">
        <text:h text:style-name="P1" text:outline-level="1" text:is-list-header="true"><text:bookmark text:name="main5"/>试试XP吧</text:h>
        <text:p text:style-name="P2">风林火山：不合作</text:p>
        <text:p text:style-name="P2"><text:a xlink:type="simple" xlink:href="http://gzkou.blogdriver.com/showBlog.do?bloggerID=24254&amp;diaryID=130823" office:target-frame-name="_blank" xlink:show="new">http://gzkou.blogdriver.com/showBlog.do?bloggerID=24254&amp;diaryID=130823</text:a></text:p>
        <text:p text:style-name="P2"> </text:p>
        <text:p text:style-name="P2">我想说，给自己一个“不合作”的暗示不是什么好事。熟悉我的人知道，我总是把世界想得很美好，我认为身边的每个人都很优秀，做事都很负责，我愿 意相信每个人。但是这不等于你不要自我保护。拿itcio的例子来说，也许可以试试XP的方式。作为team leader，你可以划分好任务，大家领卡片，那么是否需要更多的几个人来合作就是一目了然的。“懒牛”也无法在这里混迹，因为要是完不成那张卡片的任 务，他会很难看。</text:p>
        <text:p text:style-name="P2"> </text:p>
        <text:p text:style-name="P2">与人为善不等于放弃原则。首先守定自己的原则，然后与人为善，对大家都有好处。例如有公司找我教一些项目起步的东西，我就首先强调测试先行，如 果做不到这个我们就不要开始合作。合作可以，首先互相考察，我能否达到你的要求，你能否达到我的要求，双方的步调可以协调再开始合作。</text:p>
        <text:p text:style-name="P2">2004年04月26日, 星期一 20:46 (131093)</text:p>
      </text:section>
      <text:section text:style-name="Sect1" text:name="Section7">
        <text:h text:style-name="P1" text:outline-level="1" text:is-list-header="true"><text:bookmark text:name="main6"/>第一步：SCM</text:h>
        <text:p text:style-name="P2">胖子批评得是。配置管理是团队开发的第一步。不管用任何方法，配置管理、版本控制必须首先做好。</text:p>
        <text:p text:style-name="P2"> </text:p>
        <text:p text:style-name="P2">给某公司做培训的时候，对方提了一个问题：每个人都写自己的单元测试，最后如何整合在一起。一个合理的团队开发，整合不是“最后”的事，而是 ——像Martin Fowler所说的——持续集成。从项目开始的第一天起，每个人随时在CVS上获得最新的代码。每次要做任何工作之前，从CVS上check out最新的代码，执行所有单元测试，确认代码当前没有问题。然后添加自己的测试，编写功能代码，测试通过，立刻check in。本地机器与CVS服务器之间的代码不同步绝对不应该超过1天，通常每个小时就要完成一次循环。</text:p>
        <text:p text:style-name="P2"> </text:p>
        <text:p text:style-name="P2">版本控制是SCM的第一步。版本控制做好以后，实现所有人拥有所有代码。然后可以加上集成控制。例如在CVS服务器上配置自动执行ant任务， 完成编译、打包、发布，再自动初始化环境，自动执行单元测试，如果测试通过才算一次check in成功。这时TDD才真正是“团队级”的，因为有一个无情的服务器在随时自动执行所有测试。</text:p>
        <text:p text:style-name="P2">2004年04月26日, 星期一 21:23 (131144)</text:p>
      </text:section>
      <text:section text:style-name="Sect1" text:name="Section8">
        <text:h text:style-name="P1" text:outline-level="1" text:is-list-header="true"><text:bookmark text:name="main7"/>需求分析的最佳工具</text:h>
        <text:p text:style-name="P2">纸卡片。长约10-15公分，宽约6-10公分，纸质较硬，白色或淡兰色，有横格线。</text:p>
        <text:p text:style-name="P2"> </text:p>
        <text:p text:style-name="P2">特点：可以用于记录你所知道或不知道的一切文档，例如用例、用户故事、UML类图、顺序图，等等。没有功能限制，没有厂商绑定，没有学习曲线。 可以揣在衣兜里开会时掏出来看两眼，可以贴在电脑机箱上备忘，可以随时从一个人手中抢过来再递给另一个人，可以摆在桌子上以抽签的形式分配任务。最重要的 是，可以随时撕掉。</text:p>
        <text:p text:style-name="P2"> </text:p>
        <text:p text:style-name="P2">使用入门：所有人围一张桌子坐下，每人发一叠纸卡片，在上面随意涂写，可以画UML图或者写伪码，可以写任何东西。一张卡片写满以后，撕掉它，再拿一张新的来写。直到习惯这个过程为止。</text:p>
        <text:p text:style-name="P2"> </text:p>
        <text:p text:style-name="P4">环境要求：不依赖任何软件或操作系统，不依赖任何计算机硬件或网络设备，甚至不要求有电。标准配置是一支黑色圆珠笔（不建议使用铅笔或红色笔），即使在客户那里你通常也可以得到它。推荐配置包括一张大办公桌和一个秘书。</text:p>
        <text:p text:style-name="P2"> </text:p>
        <text:p text:style-name="P2">（需求分析和架构设计需要的是这样一种工具：你能够用它记录稍纵即逝的每个灵感，而不必先去学习一堆菜单和命令。有感于软件工程世界的拜工具主义者。）</text:p>
        <text:p text:style-name="P2">2004年04月28日, 星期三 10:24 (132910)</text:p>
      </text:section>
      <text:section text:style-name="Sect1" text:name="Section9">
        <text:h text:style-name="P1" text:outline-level="1" text:is-list-header="true"><text:bookmark text:name="main8"/>Where Is The“X”</text:h>
        <text:p text:style-name="P2">lausunyu说“其实XP是很原始的一种方法学”，对此我不能赞同。确实，XP只是强调了一些最基本的东西，并将它们发挥到极致。但是，“要强调哪些东西”，却是大师们在多年的软件工程实践中总结出来的。所以，应该说XP借鉴了软件工程的精华。</text:p>
        <text:p text:style-name="P2"> </text:p>
        <text:p text:style-name="P2">对于很多人来说，XP似乎只是很常见的一些东西，那么为什么它以“极限”为名？那是因为，XP将常见的原则和实践发挥到了极限的水平。它强调了哪些东西？下面是<text:span text:style-name="Emphasis">eXtreme Programming Explained</text:span>中列举的一些XP实践：</text:p>
        <text:p text:style-name="Text_20_body"> </text:p>
        <text:list text:style-name="L1">
          <text:list-item>
            <text:p text:style-name="P5">既然代码复审是好的，我们就时刻复审代码（<text:span text:style-name="Strong_20_Emphasis">结对编程</text:span>） </text:p>
          </text:list-item>
          <text:list-item>
            <text:p text:style-name="P5">既然测试是好的，每个人都必须每时每刻做测试（<text:span text:style-name="Strong_20_Emphasis">单元测试</text:span>）——就连客户也概莫能外（<text:span text:style-name="Strong_20_Emphasis">功能测试</text:span>） </text:p>
          </text:list-item>
          <text:list-item>
            <text:p text:style-name="P5">既然设计是好的，我们就将设计变成每个人的日常工作（<text:span text:style-name="Strong_20_Emphasis">重构</text:span>） </text:p>
          </text:list-item>
          <text:list-item>
            <text:p text:style-name="P5">既然简单是好的，我们就始终保持系统设计最简单，只要足以支撑当前的功能即可（<text:span text:style-name="Strong_20_Emphasis">the simplest thing that could possibly work</text:span>） </text:p>
          </text:list-item>
          <text:list-item>
            <text:p text:style-name="P5">既然体系结构很重要，每个人都必须随时定义并精化体系结构（<text:span text:style-name="Strong_20_Emphasis">隐喻</text:span>） </text:p>
          </text:list-item>
          <text:list-item>
            <text:p text:style-name="P5">既然集成测试很重要，我们就每天做好几次集成和测试（<text:span text:style-name="Strong_20_Emphasis">持续集成</text:span>） </text:p>
          </text:list-item>
          <text:list-item>
            <text:p text:style-name="P6">既然短迭代是好的，我们就让迭代周期非常之短——不是以周、月、年计，而是以时、分、秒计（<text:span text:style-name="Strong_20_Emphasis">计划游戏</text:span>）</text:p>
          </text:list-item>
        </text:list>
        <text:p text:style-name="P2">2004年04月4日, 星期日 13:36 (103079)</text:p>
      </text:section>
      <text:section text:style-name="Sect1" text:name="Section10">
        <text:h text:style-name="P1" text:outline-level="1" text:is-list-header="true"><text:bookmark text:name="main9"/>RUP的精髓</text:h>
        <text:p text:style-name="P2">RUP裁剪到最精简的程度，必不可少的东西有什么？Ivar Jacobson认为有四样：</text:p>
        <text:p text:style-name="P2"> </text:p>
        <text:p text:style-name="P2">1、用例</text:p>
        <text:p text:style-name="P2">2、单元测试</text:p>
        <text:p text:style-name="P2">3、迭代式开发</text:p>
        <text:p text:style-name="P2">4、分层的架构</text:p>
        <text:p text:style-name="P2"> </text:p>
        <text:p text:style-name="P2">只要从实践出发，不论是XP还是RUP，大家得到的结论必定是一样的，不同的只是程度差异而已。</text:p>
        <text:p text:style-name="P2">2004年12月14日, 星期二 13:46 (453833)</text:p>
      </text:section>
      <text:section text:style-name="Sect1" text:name="Section11">
        <text:h text:style-name="P1" text:outline-level="1" text:is-list-header="true"><text:bookmark text:name="main10"/>Fail Fast</text:h>
        <text:p text:style-name="P2">Jim Shore的文章：Fail Fast<text:line-break/><text:a xlink:type="simple" xlink:href="http://martinfowler.com/ieeeSoftware/failFast.pdf">http://martinfowler.com/ieeeSoftware/failFast.pdf</text:a><text:line-break/><text:line-break/>没有细看，不过大概知道他说什么意思：如果有错误出现，应该尽快让这个错误暴露在用户面前。错误暴露得越及时，fix就会越容易。<text:span text:style-name="T4">Contributing to Eclipse</text:span>有一个法则也是类似的意思：如果一个模块出了错，尽快把这个错误暴露出来，并且准确指明“就是这里出错”。<text:line-break/><text:line-break/>CSDN网站的内容建设也是同样的思路：我们现在需要尽快地犯错误，犯明显的错误，犯尽可能多的错误。我们尽量用一年时间把能犯的错误都犯一遍，这样我们将使自己立于不败之地。我们做的是一件没有前例的开创性工作，我们只能迈开步子大胆往前走，让自己Fail Fast。<text:line-break/><text:line-break/>补 充：“王者之剑”说Fail Fast需要魄力。《功夫》里面火云邪神说了一句话：惟快不破。当时这话让我很有感触，想起以前老鹰也说过类似的话。当然老鹰他们在IBM不可能采用这种 做事的方式，他们不能随便犯错误，必须每一步谨慎。但CSDN可以。我们只要反应够快，执行力够强，就可以把错误的损失控制住。我相信，明年我们会看到 CSDN走上一条正轨。</text:p>
        <text:p text:style-name="P2">2005年03月14日, 星期一 11:55 (576358)</text:p>
      </text:section>
      <text:section text:style-name="Sect1" text:name="Section12">
        <text:h text:style-name="P1" text:outline-level="1" text:is-list-header="true"><text:bookmark text:name="main11"/>推荐两篇对XP的批评</text:h>
        <text:p text:style-name="P2">XP From the Trenches: Vanilla XP <text:line-break/><text:a xlink:type="simple" xlink:href="http://www.softwarereality.com/lifecycle/xp/xp_trenches2.jsp" office:target-frame-name="_blank" xlink:show="new">http://www.softwarereality.com/lifecycle/xp/xp_trenches2.jsp</text:a> </text:p>
        <table:table table:name="Table1" table:style-name="Table1">
          <table:table-column table:style-name="Table1.A"/>
          <table:table-row>
            <table:table-cell table:style-name="Table1.A1" office:value-type="string">
              <text:p text:style-name="Table_20_Contents"><text:span text:style-name="T1">引用</text:span><text:span text:style-name="T2">:</text:span></text:p>
            </table:table-cell>
          </table:table-row>
          <table:table-row>
            <table:table-cell table:style-name="Table1.A1" office:value-type="string">
              <text:p text:style-name="Table_20_Contents">Vanilla XP involved rigid adherence to the 12 XP principles, seven hours of pair programming per day, no solo programming and loss of personal desks and PCs.</text:p>
            </table:table-cell>
          </table:table-row>
        </table:table>
        <text:p text:style-name="P2"><text:line-break/><text:line-break/>Extreme Programming <text:line-break/><text:a xlink:type="simple" xlink:href="http://www.softwarereality.com/ExtremeProgramming.jsp" office:target-frame-name="_blank" xlink:show="new">http://www.softwarereality.com/ExtremeProgramming.jsp</text:a> </text:p>
        <table:table table:name="Table2" table:style-name="Table2">
          <table:table-column table:style-name="Table2.A"/>
          <table:table-row>
            <table:table-cell table:style-name="Table2.A1" office:value-type="string">
              <text:p text:style-name="Table_20_Contents"><text:span text:style-name="T1">引用</text:span><text:span text:style-name="T2">:</text:span></text:p>
            </table:table-cell>
          </table:table-row>
          <table:table-row>
            <table:table-cell table:style-name="Table2.A1" office:value-type="string">
              <text:p text:style-name="Table_20_Contents">Despite its popularity, not everyone thinks XP is a good idea.</text:p>
            </table:table-cell>
          </table:table-row>
        </table:table>
        <text:p text:style-name="P2"><text:line-break/><text:line-break/>对 于XP，我的态度可以说是双面的。对于敏捷方法的实践者，我认为XP还有它的缺陷，还有很多需要改进的地方。对于尚未从事过敏捷实践的人，我却会说XP是 很好的方法。因为，至少有了持续集成和测试先行就比没有要好。XP不是一种完美的方法，甚至不是非常好的方法，但至少比从前的大部分非敏捷方法来得要严格 得多。</text:p>
        <text:p text:style-name="P2">2005年06月13日, 星期一 09:38 (753015)</text:p>
      </text:section>
      <text:section text:style-name="Sect1" text:name="Section13">
        <text:h text:style-name="P1" text:outline-level="1" text:is-list-header="true"><text:bookmark text:name="main12"/>略解踌躇</text:h>
        <text:p text:style-name="Text_20_body">张恂：蹦极前的踌躇<text:line-break/><text:a xlink:type="simple" xlink:href="http://zhangxunzi.blogchina.com/1793828.html">http://zhangxunzi.blogchina.com/1793828.html</text:a></text:p>
        <text:p text:style-name="Text_20_body">恰好我也实施过一段XP，就着自己的经验略解一二。</text:p>
        <text:p text:style-name="P7">2. Planning Game</text:p>
        <text:p text:style-name="P7">Planning is continuous and progressive. Every two weeks, for the next two weeks, developers estimate the cost of the candidate features, and customers select those features to be implemented based upon cost and biz value. 不过，计划是场“游戏”？国内的文化似乎很难接受这种提法。</text:p>
        <text:p text:style-name="Text_20_body">这里的“game”更多地是“I Love This Game”的用法，即“比赛”、“博弈”的意思很重。也就是说，客户希望在尽可能短的时间内完成尽可能多的feature，开发者则是要根据自己的估算告 诉客户“我能做多少”，然后客户再根据开发者报出的数据挑选“我首先要做哪些”。计划是在不断的讨论和博弈过程中形成的，而不是某个人拍脑袋拍出来的，博 弈的筹码就是开发者的估算数据。</text:p>
        <text:p text:style-name="P7">8. Continuous Integration</text:p>
        <text:p text:style-name="P7">The team keeps the system fully integrated at all times. 常见的做法。90 年代微软一直就是这么干的。</text:p>
        <text:p text:style-name="Text_20_body">区别在于：微软做得还不彻底。XP要求集成的密度以小时计，甚至每半小时进行一次全集成也是很常见的。持续集成的密度高，使得错误不容易堆积，并且可以用于规范化程序员的工作步伐。“写测试-写代码-重构-集成”，照这个步伐工作，每天的工作量有多少，很容易估算。</text:p>
        <text:p text:style-name="P7">9. Collective Code Ownership</text:p>
        <text:p text:style-name="P7">Any pair of programmers can improve any code at any time. 如何防止出现混乱？</text:p>
        <text:p text:style-name="Text_20_body">答案是：TDD。因为每块代码都有单元测试在那里保障，你的重构不可能破坏既有代码，否则你就会被持续集成那里卡住，CruiseControl会不断发邮件给你。</text:p>
        <text:p text:style-name="P7">11. Metaphor</text:p>
        <text:p text:style-name="P7">The team develops a common vision of how the program works. 关键是这个 vision 如何表述。</text:p>
        <text:p text:style-name="Text_20_body">关键是XP根本就不管这事。如果拿传统制造业来比喻，“表述一个vision”属于工业设计，XP管的是生产流程。设计不行，这产品肯定做不成施华洛士奇，但XP的严格可以保证你做出来的就是你想要的——至于你<text:span text:style-name="Strong_20_Emphasis">想要</text:span>的是不是你<text:span text:style-name="Strong_20_Emphasis">需要</text:span>的，XP不管。从这个意义上来说，XP算是一种真正严格的工程方法。</text:p>
        <text:p text:style-name="P2">2005年06月22日, 星期三 14:59 (771309)</text:p>
      </text:section>
      <text:section text:style-name="Sect1" text:name="Section14">
        <text:h text:style-name="P1" text:outline-level="1" text:is-list-header="true"><text:bookmark text:name="main13"/>敏捷?管窥?再认识</text:h>
        <text:p text:style-name="P2">一个很简单的问题：列表页（譬如“列举所有xxx”或者“搜索结果”）是否应该有分页？我的答案很简单：所有列表页默认都应该有分页。<text:a xlink:type="simple" xlink:href="http://www.jroller.com/page/perryn/">Perryn</text:a>的答案同样很简单：只要客户没有要求，就不做。<text:line-break/><text:line-break/>我 的理由很简单：只要运行一段时间，列表页通常会需要显示比较多的内容。如果一个SELECT查询没有分页，当结果集达到几百乃至上千条记录， Hibernate的事务就会相当长，并且页面渲染也会相当费时，这个列表页就很可能成为一个性能瓶颈。Perryn的理由就更简单：不要帮用户拍脑袋， 不要假设用户会需要这个，不要预先认为数据量会有多大。<text:line-break/><text:line-break/>这个问题其实就是<text:a xlink:type="simple" xlink:href="http://blog.csdn.net/myan">myan</text:a>问过我多次的问题。这里实际上存在“隐性知识”，也就是说，当<text:a xlink:type="simple" xlink:href="http://martinfowler.com/bliki">Martin</text:a>说“性能没有出问题之前不要考虑性能问题”的时候，其中暗含了他对自己能力的信心：任何时候出现了性能问题，他一定能够在合理的时间内解决。作为敏捷方法的一个实践，“不要帮用户拍脑袋”依赖于敏捷方法的另一些实践，譬如测试驱动、重构和结对编程。亲身体验之下，<text:a xlink:type="simple" xlink:href="http://www.thoughtworks.com.cn/">ThoughtWorks</text:a>的敏捷开发之严格是前所未见的，其效果之好、效率之高同样是前所未见的。没有这个严格而高效的敏捷体系作为保障，很难有如此的信心不去做预先考虑。<text:line-break/><text:line-break/>结 论是，敏捷团队之所以敢于只对需求做很少的预先考虑??如果不是不做预先考虑的话??是基于极其严格的敏捷纪律，以及类似Perryn这种强者的存在。普 通团队在缺乏这两点的情况下贸然在需求和项目管理一端采用敏捷实践，是风险极大的做法，所谓画虎不成反类犬。毕竟ThoughtWorks之所以对交付能 力有自信，根本原因是这支世界最强的developer团队。<text:line-break/><text:line-break/>结论之二是，<text:a xlink:type="simple" xlink:href="http://www.rubyonrails.org/">Ruby on Rails</text:a>内建对分页的便利支持，从根本上解决了这个问题。这就是<text:a xlink:type="simple" xlink:href="http://jroller.com/page/obie?entry=three_words_that_do_mean">Obie推荐那幅漫画</text:a>的最佳诠释。</text:p>
        <text:p text:style-name="P2">2005年12月10日, 星期六 13:18 (1086987)</text:p>
      </text:section>
      <text:section text:style-name="Sect1" text:name="Section15">
        <text:h text:style-name="P1" text:outline-level="1" text:is-list-header="true"><text:bookmark text:name="main14"/>作为常识的敏捷</text:h>
        <text:p text:style-name="P2">在<text:span text:style-name="T2">Thought</text:span>Works 一段时间之后，敏捷就成为了一种常识、一种定势、一种自然而然的习惯。为什么要做软件？给客户提供价值。如何提供最多的价值？通畅沟通，拥抱变化。如何保 证做的就是客户要的？测试先行。如何保证工作效率？结对……上次和皎子吃饭的时候我说过，敏捷方法并不是geek们想出来的花招。如果一个老板真正在乎软 件给他创造价值，敏捷方法就是他最好的选择。<text:line-break/><text:line-break/>有这个想法的并不是我一个人。<text:line-break/>庄表伟：<text:bookmark text:name="BlogViewId3"/><text:bookmark text:name="subjcns!BD4EFBFAF436336C!966"/><text:a xlink:type="simple" xlink:href="http://spaces.msn.com/zbw25/blog/cns%21BD4EFBFAF436336C%21966.entry?_c11_blogpart_blogpart=blogview&amp;_c=blogpart#permalink">XP应该是老板的最爱，而不是程序员的首选</text:a><text:line-break/><text:bookmark text:name="BlogViewId2"/><text:span text:style-name="T5">所以，一个追求利润最大化的老板，就应该选择XP，而一个聪明的老板，不但要运用XP，还要保证8小时工作 制，甚至给员工20%的On Beach时间(来源于Gigix对于</text:span><text:span text:style-name="T6">Thought</text:span><text:span text:style-name="T5">Works的介绍)。这样才能保持员工的可持续编程能力。如果我是老板的话，我就会这么干！</text:span><text:line-break/><text:line-break/>但“<text:bookmark text:name="BlogViewId1"/>XP就是更加高级的剥削方式<text:bookmark text:name="BlogViewId"/>”这句话，我持保留意见??鉴于Charles的资本家身份，我更愿意把它看作是一个玩笑。老板与员工，在一个健康的企业里原本就是利益共同体??还包括客户，也在这个利益共同体之内。敏捷方法让开发者为客户创造更多价值，同时就是提升开发者的价值。<text:line-break/><text:line-break/>真 正妨碍着敏捷方法推行的，仍然是利益??在中国的环境里面，很多话都必须加上定语，譬如“健康的企业”。这个行业里的很多人，不管他们的角色是客户、老 板、项目经理还是普通程序员，他们的利益并不是来自让软件创造更多的价值。所以，在推行敏捷方法遇到阻挠时，不妨看看这个阻力的来源，他的利益在哪里，常 常会看到很多有趣的东西。</text:p>
        <text:p text:style-name="P2">2006年04月18日, 星期二 20:42 (1171101)</text:p>
      </text:section>
      <text:section text:style-name="Sect1" text:name="Section16">
        <text:h text:style-name="P1" text:outline-level="1" text:is-list-header="true"><text:bookmark text:name="main15"/>不必关心敏捷的六大理由</text:h>
        <text:p text:style-name="Text_20_body"><text:span text:style-name="T7">当“敏捷”日益成为整个软件业的热门词汇，作为优秀的开发者、成功的项目经理，我们是否有足够的理由不去关心敏捷？我们帮你列出了</text:span>6<text:span text:style-name="T7">个“不必关心敏捷”的理由，以及对这些理由的深入解释。</text:span></text:p>
        <text:p text:style-name="Text_20_body"><text:span text:style-name="T7">如果这些理由仍然不能打消你对敏捷的兴趣，</text:span><text:a xlink:type="simple" xlink:href="http://www.csdn.net/subject/agilechina/" office:target-frame-name="_blank" xlink:show="new"><text:span text:style-name="T8">首届“敏捷中国”开发者大会</text:span></text:a><text:span text:style-name="T7">即将来到你的身边。你现在就可以</text:span><text:a xlink:type="simple" xlink:href="http://www.csdn.net/news/addsalon.asp?id=197" office:target-frame-name="_blank" xlink:show="new"><text:span text:style-name="T8">报名参加本次大会</text:span></text:a><text:span text:style-name="T7">，与</text:span>Martin Fowler<text:span text:style-name="T7">和众多敏捷专家面对面交流。</text:span></text:p>
        <text:list text:style-name="L2">
          <text:list-item>
            <text:p text:style-name="P8"><text:span text:style-name="T9">理由</text:span><text:span text:style-name="Strong_20_Emphasis">1</text:span><text:span text:style-name="T9">：项目需求？</text:span><text:span text:style-name="Strong_20_Emphasis"> </text:span><text:span text:style-name="T9">客户即上帝！</text:span></text:p>
          </text:list-item>
        </text:list>
        <text:p text:style-name="P9"><text:span text:style-name="T9">我们的需求来自对客户目标的仔细分析和准确理解，</text:span><text:span text:style-name="Strong_20_Emphasis"> </text:span><text:span text:style-name="T9">并严格的将其付之实现，通过签订合同的方式，可以在一开始的时候就明确项目范围，这样也避免了不必要的责任，鉴于我们对待客户要求的严肃态度，</text:span><text:span text:style-name="Strong_20_Emphasis"> </text:span><text:span text:style-name="T9">这将是我们不关心敏捷的第</text:span><text:span text:style-name="Strong_20_Emphasis">1</text:span><text:span text:style-name="T9">个理由。</text:span></text:p>
        <text:p text:style-name="P9"><text:span text:style-name="T7">通常，软件开发者需要的是精确理解客户需求，并且以合同的方式明晰这些需求，而敏捷项目使用</text:span>QuickStart<text:span text:style-name="T7">来进行这一过程，</text:span> QuickStart<text:span text:style-name="T7">是一个建立对于业务目标共同理解的过程，</text:span> <text:span text:style-name="T7">其不仅仅是让需求制定者明白客户需求，</text:span> <text:span text:style-name="T7">也是让客户明白什么是自身需求的过程。</text:span> <text:span text:style-name="T7">即使是客户，对现有业务过程的理解也并不完全一致，从而带来不同的需求。</text:span> <text:span text:style-name="T7">然而非常普遍的一种情况是，由于各种因素的制约</text:span>(<text:span text:style-name="T7">文化，理解度，</text:span> <text:span text:style-name="T7">时间</text:span>)<text:span text:style-name="T7">用户的需求并未完全展露，</text:span> QuickStart<text:span text:style-name="T7">正是一个利用一种行之有效的方法发掘客户需求，将客户利益最大化的过程，而非简单的遵循客户要求。</text:span> </text:p>
        <text:list text:style-name="L3">
          <text:list-item>
            <text:p text:style-name="P10"><text:span text:style-name="T9">理由</text:span><text:span text:style-name="Strong_20_Emphasis">2</text:span><text:span text:style-name="T9">：项目回报？</text:span><text:span text:style-name="Strong_20_Emphasis"> </text:span><text:span text:style-name="T9">我们的客户很有耐心</text:span><text:span text:style-name="Strong_20_Emphasis">!</text:span></text:p>
          </text:list-item>
        </text:list>
        <text:p text:style-name="P9"><text:span text:style-name="T9">客户制定了项目期限，我们需要的只是按期交付，我们的客户总是会耐心等待最后的交付时刻。鉴于我们的客户深谙没有钱不搞信息化的道理，这将是我们不关心敏捷的第</text:span><text:span text:style-name="Strong_20_Emphasis">2</text:span><text:span text:style-name="T9">个理由。</text:span><text:span text:style-name="Strong_20_Emphasis"> </text:span></text:p>
        <text:p text:style-name="P9"><text:span text:style-name="T7">敏捷项目的初始需求是投资回报的基线，通过开发过程中频繁的客户反馈，敏捷使客户来掌舵项目，利用对项目新的认识，对外部环境变化的及时响应来构建更好的系统，以改善投资回报。并且通过尽可能早的交付，敏捷项目使早期部署和早期投资回报变成可能</text:span>。</text:p>
        <text:list text:style-name="L4">
          <text:list-item>
            <text:p text:style-name="P11"><text:span text:style-name="T9">理由</text:span><text:span text:style-name="Strong_20_Emphasis">3</text:span><text:span text:style-name="T9">：市场变化？</text:span><text:span text:style-name="Strong_20_Emphasis"> </text:span><text:span text:style-name="T9">超出我们的考虑范围！</text:span></text:p>
          </text:list-item>
        </text:list>
        <text:p text:style-name="P9"><text:span text:style-name="T9">总而言之，我们是开发者，我们的客户在需求完成的时候就从人变成了具有法律效力的合同，不管市场怎样，合同确保了我们一方的收益。客户应当为自己的失误决策买单。这将是我们不关心敏捷的第</text:span><text:span text:style-name="Strong_20_Emphasis">3</text:span><text:span text:style-name="T9">个理由。</text:span><text:span text:style-name="Strong_20_Emphasis"> </text:span></text:p>
        <text:p text:style-name="P9"><text:span text:style-name="T7">通常，项目</text:span>80%<text:span text:style-name="T7">的工作会按计划完成，在这种情况下，项目的负责人面临着一个艰难的决策，如果在花费了</text:span>80%<text:span text:style-name="T7">的预算后，环境发生变化，项目进入一</text:span> <text:span text:style-name="T7">个进退两难的境地，我们是否要抱着最后一丝希望来继续开发？</text:span> <text:span text:style-name="T7">敏捷项目通过渐进开发方式和使用交付情况估算项目进度的方法避免了这样的情况，这些方式提供了真实可靠的反馈而非字面上的进度，过度乐观的商业计划在敏捷</text:span> <text:span text:style-name="T7">项目中将变得十分明显，这样项目负责人可以有机会更早的重新审视项目的成本和收益，尽早在未陷入投资泥潭的时候抽身而退。</text:span> </text:p>
        <text:list text:style-name="L5">
          <text:list-item>
            <text:p text:style-name="P12"><text:span text:style-name="T9">理由</text:span><text:span text:style-name="Strong_20_Emphasis">4</text:span><text:span text:style-name="T9">：项目质量？</text:span><text:span text:style-name="Strong_20_Emphasis"> </text:span><text:span text:style-name="T9">功能才是用户价值所在！</text:span></text:p>
          </text:list-item>
        </text:list>
        <text:p text:style-name="P9"><text:span text:style-name="T9">我</text:span><text:span text:style-name="Strong_20_Emphasis"> </text:span><text:span text:style-name="T9">们需要面对的是客户制定的最终期限，以及在此期限内需要完成的功能，这才是最头疼的根源。通常我们和客户会因为缺少的功能而产生纠纷，对于某些质量问题我</text:span><text:span text:style-name="Strong_20_Emphasis"> </text:span><text:span text:style-name="T9">们和客户都认为可以通过</text:span><text:span text:style-name="Strong_20_Emphasis">fix bug</text:span><text:span text:style-name="T9">的形式消除，鉴于项目质量并非我们亟待解决的问题，这将是我们不关心敏捷的第</text:span><text:span text:style-name="Strong_20_Emphasis">4</text:span><text:span text:style-name="T9">个理由。</text:span><text:span text:style-name="Strong_20_Emphasis"> </text:span></text:p>
        <text:p text:style-name="P9"><text:span text:style-name="T7">软件开发之中需要控制的</text:span>4<text:span text:style-name="T7">个变数是成本，时间，范围和质量，</text:span> <text:span text:style-name="T7">大多数的敏捷项目选择控制范围。</text:span> <text:span text:style-name="T7">所有的敏捷项目都强调交付高质量的软件，而敏捷项目使用的极限编程确保了这一点地实现。</text:span></text:p>
        <text:list text:style-name="L6">
          <text:list-item>
            <text:p text:style-name="P13"><text:span text:style-name="T9">理由</text:span><text:span text:style-name="Strong_20_Emphasis">5: </text:span><text:span text:style-name="T9">项目管理？</text:span><text:span text:style-name="Strong_20_Emphasis"> </text:span><text:span text:style-name="T9">一切尽在掌握！</text:span></text:p>
          </text:list-item>
        </text:list>
        <text:p text:style-name="P9"><text:span text:style-name="T9">我们有严密制定的计划，并且项目经理会监督并确保计划中的每一项可以按时完成，而且我们也同时认为公司的知识产权就存在于设计文档和代码中，定当控制能接</text:span><text:span text:style-name="Strong_20_Emphasis"> </text:span><text:span text:style-name="T9">触到这信息的人群，避免无形资产的流失。</text:span><text:span text:style-name="Strong_20_Emphasis"> </text:span><text:span text:style-name="T9">鉴于我们同样能够很好的控制项目以及对无形资产的良好控制，这将是我们不关心敏捷的第</text:span><text:span text:style-name="Strong_20_Emphasis">5</text:span><text:span text:style-name="T9">个理由。</text:span><text:span text:style-name="Strong_20_Emphasis"> </text:span></text:p>
        <text:p text:style-name="P9"><text:span text:style-name="T7">敏捷项目从不制造表面假象，通过进行短小的迭代以及时刻面对迭代完成后运行中的软件来开展工作，敏捷项目给予项目负责人和客户持续增加的项目能见</text:span> <text:span text:style-name="T7">度和控制度。</text:span> <text:span text:style-name="T7">紧密合作以及训练有素的团队更加强了这一点。在敏捷的团队中，增加信息的透明度，共享这些信息是例行公事一般的行为。</text:span> <text:span text:style-name="T7">即使为此付出额外的努力，敏捷团队也认为是值得的。</text:span></text:p>
        <text:list text:style-name="L7">
          <text:list-item>
            <text:p text:style-name="P14"><text:span text:style-name="T9">理由</text:span><text:span text:style-name="Strong_20_Emphasis">6</text:span><text:span text:style-name="T9">：我们的开发者？他们是最佳人选！</text:span></text:p>
          </text:list-item>
        </text:list>
        <text:p text:style-name="P9"><text:span text:style-name="T9">我们有很好的开发者，项目也已经经过仔细划分，每一部分的设计者、开发者都是这个位置最佳人选，我们希望用正确的人做正确的事，否则就是浪费资源，这些开</text:span><text:span text:style-name="Strong_20_Emphasis"> </text:span><text:span text:style-name="T9">发者的工作合同也确保了他们在项目结束前不会离开，鉴于我们项目小组经过了仔细组织，这将是我们不关心敏捷的第</text:span><text:span text:style-name="Strong_20_Emphasis">6</text:span><text:span text:style-name="T9">个理由。</text:span><text:span text:style-name="Strong_20_Emphasis"> </text:span></text:p>
        <text:p text:style-name="P9"><text:span text:style-name="T7">敏捷项目强调信息共享，并且依赖以团队方式进行的分析，设计和编码而非某个设计者，这将预防开发过于依赖于某个人，这也意味着预防开发瓶颈的出</text:span> <text:span text:style-name="T7">现，在一个敏捷项目中，任何一个人在任何一个领域工作都是可能的，每个人工作领域的变化取决于业务上的优先级，而不是他所熟练掌握的部分。</text:span></text:p>
        <text:p text:style-name="P2"><text:span text:style-name="T7">如果这些理由仍然不能打消你对敏捷的兴趣，</text:span><text:a xlink:type="simple" xlink:href="http://www.csdn.net/subject/agilechina/" office:target-frame-name="_blank" xlink:show="new"><text:span text:style-name="T8">首届“敏捷中国”开发者大会</text:span></text:a><text:span text:style-name="T7">即将来到你的身边。你现在就可以</text:span><text:a xlink:type="simple" xlink:href="http://www.csdn.net/news/addsalon.asp?id=197" office:target-frame-name="_blank" xlink:show="new"><text:span text:style-name="T8">报名参加本次大会</text:span></text:a><text:span text:style-name="T7">，与</text:span>Martin Fowler<text:span text:style-name="T7">和众多敏捷专家面对面交流。</text:span></text:p>
        <text:p text:style-name="P2">2006年05月16日, 星期二 10:45 (1182821)</text:p>
      </text:section>
      <text:section text:style-name="Sect1" text:name="Section17">
        <text:h text:style-name="P1" text:outline-level="1" text:is-list-header="true"><text:bookmark text:name="main16"/>火花：敏捷是一条线段</text:h>
        <text:p text:style-name="P2">（<text:a xlink:type="simple" xlink:href="http://forum.javaeye.com/viewtopic.php?t=20597">http://forum.javaeye.com/viewtopic.php?t=20597</text:a>）<text:line-break/><text:line-break/>我们可以画一条线段。如果把“纯粹的瀑布”看作一端，“XP那样严格的敏捷”看作另一端，其实整个坐标轴 上任何一个位置都是一种可供选择的方法学。“瀑布 vs. 敏捷”这样的对比实际上并不存在，因为“敏捷程度”是一个连续变化的值，而不是离散的几个点，更不是只有“0或者100”的两个极限值。每个团队、每个项 目所采用的方法都不是完全相同的，他们处于线段上不同的位置。 <text:line-break/><text:line-break/>与此同时，还可以画另一条平行的线段，一端是“业务完全不会变化”，另一端是“业务非常剧烈地变化”。譬如说，医疗系统可能在前一端，他的业务就 是“控制伽马刀”，不多也不少，也不会变化；互联网应用（以Flickr为例）可能在另一端，他一开始只有一个灵光闪现，例如“让用户可以上传图片”，但 后面的事情怎么做，盈利模式在哪里，都不清楚，一边做一边看，并且还会不断调整。企业的经营者、管理者，或者说，业务敏感的人，他可以大致知道自己在这条 线段上所处的位置。 <text:line-break/><text:line-break/>把这两条线段放在一起，你就可以大致选择自己的方法学了：你的业务处在什么位置，然后在方法学的线段上找一个对应的点，这就是你考虑的基点。你可 以判断自己是需要非常敏捷、相当敏捷、比较敏捷、一点点敏捷、还是完全不敏捷。没有哪种方法是绝对正确的，你必须根据自己的业务情况来选择最能实现价值的 方法。</text:p>
        <text:p text:style-name="P2">2006年05月31日, 星期三 12:14 (1189488)</text:p>
      </text:section>
      <text:section text:style-name="Sect1" text:name="Section18">
        <text:h text:style-name="P1" text:outline-level="1" text:is-list-header="true"><text:bookmark text:name="main17"/>火花：思考者钟情火花</text:h>
        <text:p text:style-name="P2">（<text:a xlink:type="simple" xlink:href="http://gigix.blogdriver.com/gigix/98550.html">http://gigix.blogdriver.com/gigix/98550.html</text:a>）<text:line-break/><text:line-break/>弗朗西斯?培根说，怠惰的阅读者钟情于铺垫圆满的大部头书籍，勤于思考的求知者却诉诸格言警句，因为后者提供远为广阔的思维参与空间。<text:line-break/><text:line-break/>麦克卢汉是个中高手。《理解媒介》不啻是一本提前30年诞生的火花集，背后映射着伊尼斯的鸿篇巨著。<text:line-break/><text:line-break/><text:span text:style-name="T10">克劳塞维茨的</text:span>三部《战争论》，可以作为《孙子兵法》的一个注脚。正如MCD可以作为SICP的一个注脚。<text:line-break/><text:line-break/>舍火花而连篇累牍，仅仅是因为Blog的不便。不便检索，不便扩展。<text:line-break/><text:line-break/>毛主席说，星星之火可以燎原。火花可能是写作/出版生态链中缺失的第一环和最为精彩的一环。</text:p>
        <text:p text:style-name="P2">2006年05月31日, 星期三 12:52 (1189509)</text:p>
      </text:section>
      <text:section text:style-name="Sect1" text:name="Section19">
        <text:h text:style-name="P1" text:outline-level="1" text:is-list-header="true"><text:bookmark text:name="main18"/>误解，微软，从善如流（？）</text:h>
        <text:p text:style-name="P2">首先是关于<text:a xlink:type="simple" xlink:href="http://blog.csdn.net/Raptor/archive/2006/09/05/1179216.aspx">TDD的误解</text:a>。就连<text:a xlink:type="simple" xlink:href="http://www.artima.com/weblogs/viewpost.jsp?thread=137207">微软也误解</text:a>，还招了Uncle Bob<text:a xlink:type="simple" xlink:href="http://blog.csdn.net/rmartin/archive/2006/08/16/1074495.aspx">一顿臭骂</text:a>。<text:line-break/><text:line-break/>我 记得有这么一本书叫做《软件开发的科学与艺术》，其中有介绍微软在软件开发方法上的一些最佳实践。微软的一些方法指导也曾经被很多国内企业学习。我不清楚 从前的微软是什么样，但现在的微软，至少不是一个值得学习的榜样。原因很简单，财大气粗，成本与收益很多时候不是他们很介意的东西了。曾经听过一件事，说 微软某人做实验需要在几十台电脑上装软件，很麻烦，怎么办呢，雇个实习的学生来每天装就是了。我并不打算批评说这是不好的，但期望在成本与收益之间谋求自 己生存空间的商用软件开发团队恐怕很难通过学习微软的最佳实践得到更多的帮助。<text:line-break/><text:line-break/>不过另一方面微软终归是有足够优秀的一群人。<text:a xlink:type="simple" xlink:href="http://msdn2.microsoft.com/en-us/library/ms182521.aspx">对TDD的误解</text:a>在被臭骂一顿之后很快就消失了，但愿这是从善如流的迹象。</text:p>
        <text:p text:style-name="P2">2006年09月5日, 星期二 18:16 (1224434)</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 svg:font-family="'Courier New', Courier, Monospace"/>
    <style:font-face style:name="SimSun" svg:font-family="SimSun"/>
    <style:font-face style:name="StarSymbol" svg:font-family="StarSymbol"/>
    <style:font-face style:name="Verdana" svg:font-family="Verdana"/>
    <style:font-face style:name="verdana" svg:font-family="verdana, arial, helvetic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4:22</dc:date>
    <dc:language>en-US</dc:language>
    <meta:editing-cycles>2</meta:editing-cycles>
    <meta:editing-duration>PT16S</meta:editing-duration>
    <meta:user-defined meta:name="Info 1"/>
    <meta:user-defined meta:name="Info 2"/>
    <meta:user-defined meta:name="Info 3"/>
    <meta:user-defined meta:name="Info 4"/>
    <meta:document-statistic meta:table-count="2" meta:image-count="0" meta:object-count="0" meta:page-count="21" meta:paragraph-count="175" meta:word-count="2480" meta:character-count="12969"/>
  </office:meta>
</office:document-meta>
</file>